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序号</text:p>
          </table:table-cell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office:value-type="string" calcext:value-type="string">
            <text:p>测试结果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安装测试</text:p>
          </table:table-cell>
          <table:table-cell table:style-name="ce3" office:value-type="date" office:date-value="2013-12-02" calcext:value-type="date">
            <text:p>2013-12-02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组件测试</text:p>
          </table:table-cell>
          <table:table-cell table:style-name="ce3" office:value-type="date" office:date-value="2013-12-03" calcext:value-type="date">
            <text:p>2013-12-03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视频测试</text:p>
          </table:table-cell>
          <table:table-cell table:style-name="ce3" office:value-type="date" office:date-value="2013-12-04" calcext:value-type="date">
            <text:p>2013-12-04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桌面效果测试</text:p>
          </table:table-cell>
          <table:table-cell table:style-name="ce3" office:value-type="date" office:date-value="2013-12-05" calcext:value-type="date">
            <text:p>2013-12-05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12-06" calcext:value-type="date">
            <text:p>2013-12-06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触摸屏测试</text:p>
          </table:table-cell>
          <table:table-cell table:style-name="ce3" office:value-type="date" office:date-value="2013-12-07" calcext:value-type="date">
            <text:p>2013-12-07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屏幕亮度测试</text:p>
          </table:table-cell>
          <table:table-cell table:style-name="ce3" office:value-type="date" office:date-value="2013-12-08" calcext:value-type="date">
            <text:p>2013-12-08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亮度快捷键测试</text:p>
          </table:table-cell>
          <table:table-cell table:style-name="ce3" office:value-type="date" office:date-value="2013-12-09" calcext:value-type="date">
            <text:p>2013-12-09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屏幕关闭测试</text:p>
          </table:table-cell>
          <table:table-cell table:style-name="ce3" office:value-type="date" office:date-value="2013-12-10" calcext:value-type="date">
            <text:p>2013-12-10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休眠测试</text:p>
          </table:table-cell>
          <table:table-cell table:style-name="ce3" office:value-type="date" office:date-value="2013-12-11" calcext:value-type="date">
            <text:p>2013-12-11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睡眠测试</text:p>
          </table:table-cell>
          <table:table-cell table:style-name="ce3" office:value-type="date" office:date-value="2013-12-12" calcext:value-type="date">
            <text:p>2013-12-12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DUMP测试</text:p>
          </table:table-cell>
          <table:table-cell table:style-name="ce3" office:value-type="date" office:date-value="2013-12-13" calcext:value-type="date">
            <text:p>2013-12-13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音频测试</text:p>
          </table:table-cell>
          <table:table-cell table:style-name="ce3" office:value-type="date" office:date-value="2013-12-14" calcext:value-type="date">
            <text:p>2013-12-14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耳机测试</text:p>
          </table:table-cell>
          <table:table-cell table:style-name="ce3" office:value-type="date" office:date-value="2013-12-15" calcext:value-type="date">
            <text:p>2013-12-15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麦克风测试</text:p>
          </table:table-cell>
          <table:table-cell table:style-name="ce3" office:value-type="date" office:date-value="2013-12-16" calcext:value-type="date">
            <text:p>2013-12-16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电池测试</text:p>
          </table:table-cell>
          <table:table-cell table:style-name="ce3" office:value-type="date" office:date-value="2013-12-17" calcext:value-type="date">
            <text:p>2013-12-17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外接鼠标测试</text:p>
          </table:table-cell>
          <table:table-cell table:style-name="ce3" office:value-type="date" office:date-value="2013-12-18" calcext:value-type="date">
            <text:p>2013-12-18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外接键盘测试</text:p>
          </table:table-cell>
          <table:table-cell table:style-name="ce3" office:value-type="date" office:date-value="2013-12-19" calcext:value-type="date">
            <text:p>2013-12-19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风扇测试</text:p>
          </table:table-cell>
          <table:table-cell table:style-name="ce3" office:value-type="date" office:date-value="2013-12-20" calcext:value-type="date">
            <text:p>2013-12-20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PU频率测试</text:p>
          </table:table-cell>
          <table:table-cell table:style-name="ce3" office:value-type="date" office:date-value="2013-12-21" calcext:value-type="date">
            <text:p>2013-12-21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有线网卡测试</text:p>
          </table:table-cell>
          <table:table-cell table:style-name="ce3" office:value-type="date" office:date-value="2013-12-22" calcext:value-type="date">
            <text:p>2013-12-22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无线网卡测试</text:p>
          </table:table-cell>
          <table:table-cell table:style-name="ce3" office:value-type="date" office:date-value="2013-12-23" calcext:value-type="date">
            <text:p>2013-12-23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时间同步测试</text:p>
          </table:table-cell>
          <table:table-cell table:style-name="ce3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光盘读写测试</text:p>
          </table:table-cell>
          <table:table-cell table:style-name="ce1" office:value-type="string" calcext:value-type="string">
            <text:p>2014-01-16—2014-01-17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内存/CPU测试</text:p>
          </table:table-cell>
          <table:table-cell table:style-name="ce1" office:value-type="string" calcext:value-type="string">
            <text:p>2014-01-20—2014-01-21</text:p>
          </table:table-cell>
          <table:table-cell table:style-name="ce1" office:value-type="string" calcext:value-type="string">
            <text:p>孙妍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硬盘读写测试</text:p>
          </table:table-cell>
          <table:table-cell table:style-name="ce1" office:value-type="string" calcext:value-type="string">
            <text:p>2014-01-22—2014-01-23</text:p>
          </table:table-cell>
          <table:table-cell table:style-name="ce1" office:value-type="string" calcext:value-type="string">
            <text:p>孙妍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无线网卡压力测试</text:p>
          </table:table-cell>
          <table:table-cell table:style-name="ce1" office:value-type="string" calcext:value-type="string">
            <text:p>2014-01-24—2014-01-27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时间同步压力测试</text:p>
          </table:table-cell>
          <table:table-cell table:style-name="ce1" office:value-type="string" calcext:value-type="string">
            <text:p>2014-01-28—2014-01-29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软驱测试</text:p>
          </table:table-cell>
          <table:table-cell table:style-name="ce1" office:value-type="string" calcext:value-type="string">
            <text:p>2014-02-06—2014-02-07</text:p>
          </table:table-cell>
          <table:table-cell table:style-name="ce1" office:value-type="string" calcext:value-type="string">
            <text:p>孙妍</text:p>
          </table:table-cell>
          <table:table-cell office:value-type="string" calcext:value-type="string">
            <text:p>FAIL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光盘读写压力测试</text:p>
          </table:table-cell>
          <table:table-cell table:style-name="ce1" office:value-type="string" calcext:value-type="string">
            <text:p>2014-02-09—2014-02-11</text:p>
          </table:table-cell>
          <table:table-cell table:style-name="ce1" office:value-type="string" calcext:value-type="string">
            <text:p>孙妍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USB压力测试</text:p>
          </table:table-cell>
          <table:table-cell table:style-name="ce1" office:value-type="string" calcext:value-type="string">
            <text:p>2014-02-12—2014-02-13</text:p>
          </table:table-cell>
          <table:table-cell table:style-name="ce1" office:value-type="string" calcext:value-type="string">
            <text:p>孙妍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Fireware压力测试</text:p>
          </table:table-cell>
          <table:table-cell table:style-name="ce1" office:value-type="string" calcext:value-type="string">
            <text:p>2014-02-14—2014-02-17</text:p>
          </table:table-cell>
          <table:table-cell table:style-name="ce1" office:value-type="string" calcext:value-type="string">
            <text:p>孙妍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压力测试结果检测</text:p>
          </table:table-cell>
          <table:table-cell table:style-name="ce1" office:value-type="string" calcext:value-type="string">
            <text:p>2014-02-18—2014-02-19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收集LOG</text:p>
          </table:table-cell>
          <table:table-cell table:style-name="ce1" office:value-type="string" calcext:value-type="string">
            <text:p>2014-02-20—214-2-27</text:p>
          </table:table-cell>
          <table:table-cell table:style-name="ce1" office:value-type="string" calcext:value-type="string">
            <text:p>靳晓军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3T17:14:41.005282129</meta:creation-date>
    <dc:date>2014-07-04T14:04:34.781805000</dc:date>
    <dc:creator>xiaojun </dc:creator>
    <meta:editing-duration>PT16M12S</meta:editing-duration>
    <meta:editing-cycles>1</meta:editing-cycles>
    <meta:document-statistic meta:table-count="1" meta:cell-count="175" meta:object-count="0"/>
    <meta:generator>LibreOffice/4.1.6.2$Linux_X86_64 LibreOffice_project/410m0$Build-2</meta:generator>
  </office:meta>
</office:document-meta>
</file>